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8744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1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/>
      <style:text-properties fo:color="#ffff6d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123">
      <style:table-cell-properties fo:background-color="#1c1c1c"/>
      <style:text-properties fo:font-weight="bold" style:font-weight-asian="bold" style:font-weight-complex="bold"/>
    </style:style>
    <style:style style:name="ce6" style:family="table-cell" style:parent-style-name="Default" style:data-style-name="N123"/>
    <style:style style:name="ce7" style:family="table-cell" style:parent-style-name="Default" style:data-style-name="N0"/>
    <style:style style:name="ce15" style:family="table-cell" style:parent-style-name="Default" style:data-style-name="N121"/>
    <style:style style:name="ce8" style:family="table-cell" style:parent-style-name="Default" style:data-style-name="N123">
      <style:table-cell-properties fo:background-color="#ff0000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2" office:value-type="string" calcext:value-type="string">
            <text:p>Start settings</text:p>
          </table:table-cell>
          <table:table-cell table:style-name="ce5"/>
          <table:table-cell table:style-name="ce9" table:number-columns-repeated="1021"/>
        </table:table-row>
        <table:table-row table:style-name="ro1">
          <table:table-cell office:value-type="string" calcext:value-type="string">
            <text:p>ethUsdPriceFeed</text:p>
          </table:table-cell>
          <table:table-cell office:value-type="float" office:value="200000000000" calcext:value-type="float">
            <text:p>200E+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SCEngin Test</text:p>
          </table:table-cell>
          <table:table-cell table:style-name="ce5"/>
          <table:table-cell table:style-name="ce9" table:number-columns-repeated="1021"/>
        </table:table-row>
        <table:table-row table:style-name="ro1">
          <table:table-cell office:value-type="string" calcext:value-type="string">
            <text:p>AMOUNT_COLLATERAL</text:p>
          </table:table-cell>
          <table:table-cell office:value-type="float" office:value="1E+019" calcext:value-type="float">
            <text:p>010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_HEALTH_FACTOR</text:p>
          </table:table-cell>
          <table:table-cell office:value-type="float" office:value="1E+018" calcext:value-type="float">
            <text:p>001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ING_ERC20_BALANCE</text:p>
          </table:table-cell>
          <table:table-cell office:value-type="float" office:value="1E+019" calcext:value-type="float">
            <text:p>010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QUIDATION_THRESHOLD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ountToMint</text:p>
          </table:table-cell>
          <table:table-cell office:value-type="float" office:value="1E+020" calcext:value-type="float">
            <text:p>100E+1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llateralToCover</text:p>
          </table:table-cell>
          <table:table-cell office:value-type="float" office:value="2E+019" calcext:value-type="float">
            <text:p>020E+18</text:p>
          </table:table-cell>
          <table:table-cell table:style-name="ce6" office:value-type="float" office:value="2E+019" calcext:value-type="float">
            <text:p>020E+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C20Mock(weth).balanceOf(USER)</text:p>
          </table:table-cell>
          <table:table-cell office:value-type="float" office:value="1E+019" calcext:value-type="float">
            <text:p>010E+18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DSCEngin Test</text:p>
          </table:table-cell>
          <table:table-cell table:style-name="ce5"/>
          <table:table-cell table:style-name="ce9" table:number-columns-repeated="1021"/>
        </table:table-row>
        <table:table-row table:style-name="ro1">
          <table:table-cell office:value-type="string" calcext:value-type="string">
            <text:p>ADDITIONAL_FEED_PRECISION</text:p>
          </table:table-cell>
          <table:table-cell office:value-type="float" office:value="10000000000" calcext:value-type="float">
            <text:p>010E+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E+018" calcext:value-type="float">
            <text:p>001E+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QUIDATION_THRESHOLD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QUIDATION_PRECISION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_HEALTH_FACTOR</text:p>
          </table:table-cell>
          <table:table-cell office:value-type="float" office:value="1E+018" calcext:value-type="float">
            <text:p>001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QUIDATION_BONU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ter Deposit and Mint</text:p>
          </table:table-cell>
          <table:table-cell table:style-name="ce5"/>
          <table:table-cell table:style-name="ce9" table:number-columns-repeated="1021"/>
        </table:table-row>
        <table:table-row table:style-name="ro1">
          <table:table-cell office:value-type="string" calcext:value-type="string">
            <text:p>ERC20Mock(weth).balanceOf(USER) </text:p>
          </table:table-cell>
          <table:table-cell office:value-type="float" office:value="0" calcext:value-type="float">
            <text:p>000E+00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USER's DSC Balance </text:p>
          </table:table-cell>
          <table:table-cell office:value-type="float" office:value="1E+020" calcext:value-type="float">
            <text:p>100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's TotalDscMinted </text:p>
          </table:table-cell>
          <table:table-cell office:value-type="float" office:value="1E+020" calcext:value-type="float">
            <text:p>100E+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's TotalCollateralValueInUsd</text:p>
          </table:table-cell>
          <table:table-cell office:value-type="float" office:value="2E+022" calcext:value-type="float">
            <text:p>020E+21</text:p>
          </table:table-cell>
          <table:table-cell office:value-type="string" calcext:value-type="string">
            <text:p>(ethPriceFedd * AdditionalFeedPrecision * Amount_collateral)/Precision</text:p>
          </table:table-cell>
          <table:table-cell table:style-name="ce6" table:formula="of:=[.B2]*[.B12]*[.B4]/[.B13]" office:value-type="float" office:value="2E+022" calcext:value-type="float">
            <text:p>020E+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's HealtheFactor</text:p>
          </table:table-cell>
          <table:table-cell office:value-type="float" office:value="1E+020" calcext:value-type="float">
            <text:p>100E+18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fter <text:s/>crashing price</text:p>
          </table:table-cell>
          <table:table-cell table:style-name="ce5"/>
          <table:table-cell table:style-name="ce9"/>
          <table:table-cell table:style-name="ce6"/>
          <table:table-cell table:style-name="ce9" table:number-columns-repeated="1019"/>
        </table:table-row>
        <table:table-row table:style-name="ro1">
          <table:table-cell office:value-type="string" calcext:value-type="string">
            <text:p>ethUsdPriceFeed</text:p>
          </table:table-cell>
          <table:table-cell office:value-type="float" office:value="1800000000" calcext:value-type="float">
            <text:p>002E+09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USER's HealtheFactor</text:p>
          </table:table-cell>
          <table:table-cell office:value-type="float" office:value="9E+017" calcext:value-type="float">
            <text:p>900E+15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liquidator's weth balance </text:p>
          </table:table-cell>
          <table:table-cell office:value-type="float" office:value="2E+019" calcext:value-type="float">
            <text:p>020E+18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Liquidatoe deposits and mints</text:p>
          </table:table-cell>
          <table:table-cell table:style-name="ce5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liquidator's DSC balance </text:p>
          </table:table-cell>
          <table:table-cell office:value-type="float" office:value="1E+020" calcext:value-type="float">
            <text:p>100E+18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USER's TotalDscMinted </text:p>
          </table:table-cell>
          <table:table-cell office:value-type="float" office:value="1E+020" calcext:value-type="float">
            <text:p>100E+18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USER's TotalCollateralValueInUsd </text:p>
          </table:table-cell>
          <table:table-cell office:value-type="float" office:value="3.6E+020" calcext:value-type="float">
            <text:p>360E+18</text:p>
          </table:table-cell>
          <table:table-cell office:value-type="string" calcext:value-type="string">
            <text:p>(ethPriceFedd * AdditionalFeedPrecision * Amount_collateral)/Precision</text:p>
          </table:table-cell>
          <table:table-cell table:style-name="ce6" table:formula="of:=[.B26]*[.B12]*[.B9]/[.B13]" office:value-type="float" office:value="3.6E+020" calcext:value-type="float">
            <text:p>360E+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e18 DSC = ?? weth</text:p>
          </table:table-cell>
          <table:table-cell office:value-type="float" office:value="5.55555555555556E+018" calcext:value-type="float">
            <text:p>006E+18</text:p>
          </table:table-cell>
          <table:table-cell office:value-type="string" calcext:value-type="string">
            <text:p>100e18 was worth (10 weth) but after crash 100e18 is worth only (6e18 we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nsCollateral</text:p>
          </table:table-cell>
          <table:table-cell table:formula="of:=[.B33]*[.B17]/[.B15]" office:value-type="float" office:value="5.55555555555556E+017" calcext:value-type="float">
            <text:p>556E+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CollateralToRedeem</text:p>
          </table:table-cell>
          <table:table-cell table:formula="of:=[.B33]+[.B34]" office:value-type="float" office:value="6.11111111111111E+018" calcext:value-type="float">
            <text:p>006E+18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2E+022" calcext:value-type="float">
            <text:p>20,000E+18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7E+019" calcext:value-type="float">
            <text:p>00,070E+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9944444444444E+022" calcext:value-type="float">
            <text:p>020E+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E+022" calcext:value-type="float">
            <text:p>020E+21</text:p>
          </table:table-cell>
          <table:table-cell table:number-columns-repeated="1021"/>
        </table:table-row>
        <table:table-row table:style-name="ro1">
          <table:table-cell/>
          <table:table-cell table:style-name="ce15" table:formula="of:=[.B36]-[.B37]" office:value-type="float" office:value="1.993E+022" calcext:value-type="float">
            <text:p>19,930E+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E+019" calcext:value-type="float">
            <text:p>070E+18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1.99938888888889E+022" calcext:value-type="float">
            <text:p>19,994E+18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1.8E+020" calcext:value-type="float">
            <text:p>00,180E+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E+019" calcext:value-type="float">
            <text:p>070E+18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Before <text:s/>liquidation</text:p>
          </table:table-cell>
          <table:table-cell table:style-name="ce5"/>
          <table:table-cell table:style-name="ce9" table:number-columns-repeated="1021"/>
        </table:table-row>
        <table:table-row table:style-name="ro1">
          <table:table-cell table:style-name="ce4" office:value-type="string" calcext:value-type="string">
            <text:p>collateralToCover</text:p>
          </table:table-cell>
          <table:table-cell table:style-name="ce8" office:value-type="float" office:value="1E+018" calcext:value-type="float">
            <text:p>001E+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btToCover</text:p>
          </table:table-cell>
          <table:table-cell table:style-name="ce8" office:value-type="float" office:value="1E+019" calcext:value-type="float">
            <text:p>010E+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ckPriceFeed</text:p>
          </table:table-cell>
          <table:table-cell table:style-name="ce8" office:value-type="float" office:value="200000000000" calcext:value-type="float">
            <text:p>200E+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C20Mock(weth).balanceOf(liquidator)</text:p>
          </table:table-cell>
          <table:table-cell table:style-name="ce8" office:value-type="float" office:value="1E+018" calcext:value-type="float">
            <text:p>001E+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C20Mock(weth).balanceOf(USER)</text:p>
          </table:table-cell>
          <table:table-cell table:style-name="ce8" office:value-type="float" office:value="0" calcext:value-type="float">
            <text:p>000E+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ER.balance</text:p>
          </table:table-cell>
          <table:table-cell table:style-name="ce8" office:value-type="float" office:value="3E+019" calcext:value-type="float">
            <text:p>030E+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quidator.balance</text:p>
          </table:table-cell>
          <table:table-cell table:style-name="ce8" office:value-type="float" office:value="0" calcext:value-type="float">
            <text:p>000E+0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0" number:min-decimal-places="0" number:min-integer-digits="2" number:min-exponent-digits="2" number:exponent-interval="3" number:forced-exponent-sign="true"/>
    </number:number-style>
    <number:number-style style:name="N125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24">
      <number:number number:decimal-places="0" number:min-decimal-places="0" number:min-integer-digits="0"/>
    </number:number-style>
    <number:number-style style:name="N123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22">
      <number:scientific-number number:decimal-places="0" number:min-decimal-places="0" number:min-integer-digits="2" number:min-exponent-digits="2" number:exponent-interval="2" number:forced-exponent-sign="true"/>
    </number:number-style>
    <number:number-style style:name="N121">
      <number:scientific-number number:decimal-places="0" number:min-decimal-places="0" number:min-integer-digits="5" number:grouping="true" number:min-exponent-digits="2" number:exponent-interval="6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6:58:32.801489458</meta:creation-date>
    <meta:editing-duration>PT11H34M32S</meta:editing-duration>
    <meta:editing-cycles>7</meta:editing-cycles>
    <meta:generator>LibreOffice/7.3.7.2$Linux_X86_64 LibreOffice_project/30$Build-2</meta:generator>
    <dc:date>2023-09-10T19:21:39.992246126</dc:date>
    <meta:document-statistic meta:table-count="1" meta:cell-count="93" meta:object-count="0"/>
  </office:meta>
</office:document-meta>
</file>